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7" style:family="table">
      <style:table-properties style:width="17cm" fo:break-before="page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83caff" fo:padding="0.097cm" fo:border="0.018cm solid #000000">
        <style:background-image/>
      </style:table-cell-properties>
    </style:style>
    <style:style style:name="Tabela7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83caff" fo:padding="0.097cm" fo:border="0.018cm solid #000000">
        <style:background-image/>
      </style:table-cell-properties>
    </style:style>
    <style:style style:name="Tabela8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#83caff" fo:padding="0.097cm" fo:border="0.018cm solid #000000">
        <style:background-image/>
      </style:table-cell-properties>
    </style:style>
    <style:style style:name="Tabela9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ff3300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Table_20_Contents">
      <style:paragraph-properties fo:margin-top="0.101cm" fo:margin-bottom="0.101cm"/>
    </style:style>
    <style:style style:name="P4" style:family="paragraph" style:parent-style-name="Table_20_Contents">
      <style:paragraph-properties fo:margin-top="0.101cm" fo:margin-bottom="0.101cm" fo:text-align="start" style:justify-single-word="false"/>
    </style:style>
    <style:style style:name="P5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3" style:family="paragraph" style:parent-style-name="Text_20_body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style:line-height-at-least="0.476cm" fo:text-align="start" style:justify-single-word="false" fo:padding="0cm" fo:border="none"/>
      <style:text-properties fo:font-weight="normal" style:font-weight-asian="normal" style:font-weight-complex="normal"/>
    </style:style>
    <style:style style:name="P15" style:family="paragraph" style:parent-style-name="Preformatted_20_Text">
      <style:paragraph-properties fo:margin-top="0cm" fo:margin-bottom="0.499cm" style:line-height-at-least="0.476cm" fo:text-align="start" style:justify-single-word="false" fo:background-color="#00008b" fo:padding="0.049cm" fo:border="0.002cm solid #333333">
        <style:background-image/>
      </style:paragraph-properties>
    </style:style>
    <style:style style:name="P16" style:family="paragraph" style:parent-style-name="Preformatted_20_Text">
      <style:paragraph-properties style:line-height-at-least="0.476cm" fo:text-align="start" style:justify-single-word="false" fo:background-color="#00008b" fo:padding="0.049cm" fo:border="0.002cm solid #333333">
        <style:background-image/>
      </style:paragraph-properties>
    </style:style>
    <style:style style:name="P17" style:family="paragraph" style:parent-style-name="Standard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8" style:family="paragraph" style:parent-style-name="Preformatted_20_Text" style:list-style-name="L1">
      <style:paragraph-properties fo:margin-top="0cm" fo:margin-bottom="0cm" style:line-height-at-least="0.476cm" fo:text-align="start" style:justify-single-word="false" fo:background-color="#00008b" fo:padding="0.049cm" fo:border="0.002cm solid #333333">
        <style:background-image/>
      </style:paragraph-properties>
    </style:style>
    <style:style style:name="P19" style:family="paragraph" style:parent-style-name="Text_20_body">
      <style:text-properties fo:font-variant="normal" fo:text-transform="none" fo:color="#000000" style:font-name="Lucida Grande" fo:font-size="9pt" fo:letter-spacing="normal" fo:font-style="normal" fo:font-weight="normal" style:font-weight-asian="normal" style:font-weight-complex="normal"/>
    </style:style>
    <style:style style:name="P20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1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3" style:family="paragraph" style:parent-style-name="Text_20_body" style:list-style-name="L4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24" style:family="paragraph" style:parent-style-name="Text_20_body" style:list-style-name="L1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6" style:family="paragraph" style:parent-style-name="Text_20_body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bold" style:font-weight-asian="bold" style:font-weight-complex="bold"/>
    </style:style>
    <style:style style:name="P27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bold" style:font-weight-asian="bold" style:font-weight-complex="bold"/>
    </style:style>
    <style:style style:name="P28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</style:style>
    <style:style style:name="P29" style:family="paragraph" style:parent-style-name="Text_20_body" style:list-style-name="L1">
      <style:paragraph-properties fo:margin-top="0cm" fo:margin-bottom="0cm" style:line-height-at-least="0.476cm" fo:text-align="start" style:justify-single-word="false" fo:padding="0cm" fo:border="non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3" style:family="text">
      <style:text-properties fo:font-variant="normal" fo:text-transform="none" fo:color="#ffffff" style:font-name="Monaco" fo:font-size="9pt" fo:letter-spacing="normal" fo:font-style="normal" fo:font-weight="normal"/>
    </style:style>
    <style:style style:name="T4" style:family="text">
      <style:text-properties fo:font-variant="normal" fo:text-transform="none" fo:color="#ffffff" style:font-name="Monaco" fo:font-size="9pt" fo:letter-spacing="normal" fo:font-weight="normal"/>
    </style:style>
    <style:style style:name="T5" style:family="text">
      <style:text-properties fo:font-variant="normal" fo:text-transform="none" fo:color="#ffffff" fo:letter-spacing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Temat:</text:p>
            <text:p text:style-name="P4"/>
            <text:p text:style-name="P6">Ftok i Semafory</text:p>
            <text:p text:style-name="P6"/>
          </table:table-cell>
          <table:table-cell table:style-name="Tabela3.B1" office:value-type="string">
            <text:p text:style-name="P3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umer laboratorium: <text:span text:style-name="T1">6</text:span></text:p>
          </table:table-cell>
          <table:table-cell table:style-name="Tabela4.B1" office:value-type="string">
            <text:p text:style-name="P5">Data wykonania: <text:span text:style-name="T1">18.11.2014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ela5" table:style-name="Tabela5">
        <table:table-column table:style-name="Tabela5.A"/>
        <table:table-row>
          <table:table-cell table:style-name="Tabela5.A1" office:value-type="string">
            <text:list xml:id="list2267963696016695966" text:style-name="L1">
              <text:list-item>
                <text:p text:style-name="P20">Wpisać, skompilować i uruchomić poniższy program:</text:p>
                <text:p text:style-name="P18"><text:span text:style-name="Emphasis"><text:span text:style-name="T3">#include &lt;sys/types.h&gt;</text:span></text:span></text:p>
                <text:p text:style-name="P18"><text:span text:style-name="Emphasis"><text:span text:style-name="T3">#include &lt;sys/ipc.h&gt;</text:span></text:span></text:p>
                <text:p text:style-name="P18"><text:span text:style-name="Emphasis"><text:span text:style-name="T3">main()</text:span></text:span></text:p>
                <text:p text:style-name="P18"><text:span text:style-name="Emphasis"><text:span text:style-name="T3">{</text:span></text:span></text:p>
                <text:p text:style-name="P18"><text:span text:style-name="Emphasis"><text:span text:style-name="T3">key_t klucz;</text:span></text:span></text:p>
                <text:p text:style-name="P18"><text:span text:style-name="Emphasis"><text:span text:style-name="T3">klucz = ftok("/tmp/",3); //plik musi być bo jak nie to ftok zwróci -1</text:span></text:span></text:p>
                <text:p text:style-name="P18"><text:span text:style-name="Emphasis"><text:span text:style-name="T3">printf("ftok 0x%X\n",klucz);</text:span></text:span></text:p>
                <text:p text:style-name="P18"><text:span text:style-name="Emphasis"><text:span text:style-name="T3">}</text:span></text:span></text:p>
              </text:list-item>
              <text:list-item>
                <text:p text:style-name="P24"/>
              </text:list-item>
            </text:list>
            <text:p text:style-name="Table_20_Contents"/>
          </table:table-cell>
        </table:table-row>
        <table:table-row>
          <table:table-cell table:style-name="Tabela5.A2" office:value-type="string">
            <text:list xml:id="list37656758" text:continue-numbering="true" text:style-name="L1">
              <text:list-item>
                <text:p text:style-name="P24">zmienić nazwę programu i uruchomić, jakie dostaliśmy identyfikatory?</text:p>
              </text:list-item>
            </text:list>
            <text:p text:style-name="P12"/>
            <text:p text:style-name="P13">Takie same.</text:p>
            <text:p text:style-name="P12"/>
            <text:list xml:id="list37681226" text:continue-numbering="true" text:style-name="L1">
              <text:list-item>
                <text:p text:style-name="P24">zmienić nr projektu lub/i ścieżkę, porównać otrzymane wyniki</text:p>
              </text:list-item>
            </text:list>
            <text:p text:style-name="Table_20_Contents"/>
            <text:p text:style-name="P11">Różne</text:p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9">Przepisać i uruchomić poniższy program:</text:p>
          </table:table-cell>
        </table:table-row>
        <table:table-row>
          <table:table-cell table:style-name="Tabela7.A2" office:value-type="string">
            <text:list xml:id="list5854019986732325613" text:style-name="L2">
              <text:list-item>
                <text:p text:style-name="P21">Co się dzieje gdy wykonamy operacje V (podniesienie) za pierwszym razem?</text:p>
              </text:list-item>
            </text:list>
            <text:p text:style-name="P10">Semafor się podniesie</text:p>
            <text:list xml:id="list37674455" text:continue-numbering="true" text:style-name="L2">
              <text:list-item>
                <text:p text:style-name="P25">Co się stanie gdy wykonamy operacje V za drugim razem?</text:p>
              </text:list-item>
            </text:list>
            <text:p text:style-name="P13">Semafor się podniesie </text:p>
            <text:list xml:id="list37678285" text:continue-numbering="true" text:style-name="L2">
              <text:list-item>
                <text:p text:style-name="P25">Ile razy możemy teraz wykonać operację P (opuszczenie)?</text:p>
              </text:list-item>
            </text:list>
            <text:p text:style-name="P13">W tym wypadku 2 razy czyli tyle co podnieśliśmy</text:p>
            <text:list xml:id="list37673944" text:continue-numbering="true" text:style-name="L2">
              <text:list-item>
                <text:p text:style-name="P25">Otworzyć drugą konsolę i uruchomić nasz program, podnieść semafor, co się stało na pierwszym terminalu?</text:p>
              </text:list-item>
            </text:list>
            <text:p text:style-name="P13">Semafor się odblokował</text:p>
            <text:list xml:id="list37677795" text:continue-numbering="true" text:style-name="L2">
              <text:list-item>
                <text:p text:style-name="P25">Opuścić semafor w pierwszym terminalu, co się stało?</text:p>
                <text:p text:style-name="P27">Semafor się zablokował</text:p>
              </text:list-item>
              <text:list-item>
                <text:p text:style-name="P25">Otworzyć trzeci terminal i podnieść semafor, czy na obu terminalach doszło do odblokowania?</text:p>
              </text:list-item>
            </text:list>
            <text:p text:style-name="P13">Tylko na jednym</text:p>
            <text:list xml:id="list37673319" text:continue-numbering="true" text:style-name="L2">
              <text:list-item>
                <text:p text:style-name="P25">Na trzecim terminalu jeszcze raz podnieść semafor</text:p>
              </text:list-item>
              <text:list-item>
                <text:p text:style-name="P25">Gdy wszystkie terminale odblokowane wyjść przez 0.</text:p>
              </text:list-item>
              <text:list-item>
                <text:p text:style-name="P28"><text:span text:style-name="T2">Komendą </text:span><text:span text:style-name="Emphasis"><text:span text:style-name="T2">ipcs </text:span></text:span><text:span text:style-name="T2">sprawdzić czy semafor został w systemie.</text:span></text:p>
              </text:list-item>
            </text:list>
            <text:p text:style-name="P13">Semafor został w systemie</text:p>
            <text:list xml:id="list37677660" text:continue-numbering="true" text:style-name="L2">
              <text:list-item>
                <text:p text:style-name="P28"><text:span text:style-name="T2">Komendą </text:span><text:span text:style-name="Emphasis"><text:span text:style-name="T2">ipcrm -s </text:span></text:span><text:span text:style-name="T2">usunąć semafor z systemu</text:span></text:p>
              </text:list-item>
              <text:list-item>
                <text:p text:style-name="P28"><text:span text:style-name="T2">zmodyfikować tablicę operacji tak by operacja opuszczenia semafora była nie blokująca (</text:span><text:span text:style-name="Emphasis"><text:span text:style-name="T2">IPC_NOWAIT</text:span></text:span><text:span text:style-name="T2">)</text:span></text:p>
              </text:list-item>
              <text:list-item>
                <text:p text:style-name="P25">Uruchomić program i spróbować opuścić semafor podnieść go po czym znowu opuścić.</text:p>
              </text:list-item>
            </text:list>
            <text:p text:style-name="P13">Proces się nie blokuje.</text:p>
            <text:list xml:id="list37671852" text:continue-numbering="true" text:style-name="L2">
              <text:list-item>
                <text:p text:style-name="P25">Wyjść i usunąć semafor, można usunąć IPC_NOWAIT</text:p>
              </text:list-item>
              <text:list-item>
                <text:p text:style-name="P25">Uruchomić program podnieść kilka razy semafor i wyjść (nawet przez ^C)</text:p>
              </text:list-item>
              <text:list-item>
                <text:p text:style-name="P25">Nie usuwać semafora, uruchomić program jeszcze raz tym razem próbując opuścić semafor. Czy stan semafora został zapamiętany?</text:p>
                <text:p text:style-name="P27">Stan semafora został zapamiętany</text:p>
              </text:list-item>
              <text:list-item>
                <text:p text:style-name="P25">Wprowadzić modyfikacje do tablic operacji polegającą na dodaniu opcji SEM_UNDO</text:p>
              </text:list-item>
              <text:list-item>
                <text:p text:style-name="P25">Usunąć semafor, skompilować i uruchomić program.</text:p>
              </text:list-item>
              <text:list-item>
                <text:p text:style-name="P25">Powtórnie podnieść kilka razy semafor i wyjść</text:p>
              </text:list-item>
              <text:list-item>
                <text:p text:style-name="P25">uruchomić i spróbować opuścić semafor. Czy udało nam się zapamiętać ten stan?</text:p>
              </text:list-item>
            </text:list>
            <text:p text:style-name="P13">Nie udało się zapamiętać stanu semafora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ext:soft-page-break/>
        <table:table-row>
          <table:table-cell table:style-name="Tabela8.A1" office:value-type="string">
            <text:p text:style-name="P17"/>
            <text:p text:style-name="P16"><text:span text:style-name="Emphasis"><text:span text:style-name="T4">static struct sembuf op_lock[2] = {</text:span></text:span></text:p>
            <text:p text:style-name="P16"><text:span text:style-name="Emphasis"><text:span text:style-name="T5"><text:s text:c="8"/></text:span></text:span><text:span text:style-name="Emphasis"><text:span text:style-name="T4">0,0,0, /* czekaj, aż semafor nr 0 stanie się zerem */</text:span></text:span></text:p>
            <text:p text:style-name="P16"><text:span text:style-name="Emphasis"><text:span text:style-name="T5"><text:s text:c="8"/></text:span></text:span><text:span text:style-name="Emphasis"><text:span text:style-name="T4">0,1,0 /* następnie zwiększ ten semafor <text:s/>1*/</text:span></text:span></text:p>
            <text:p text:style-name="P16"><text:span text:style-name="Emphasis"><text:span text:style-name="T4">};</text:span></text:span></text:p>
            <text:p text:style-name="P16"><text:span text:style-name="Emphasis"><text:span text:style-name="T4">static struct sembuf op_unlock[1] = {</text:span></text:span></text:p>
            <text:p text:style-name="P16"><text:span text:style-name="Emphasis"><text:span text:style-name="T5"><text:s text:c="8"/></text:span></text:span><text:span text:style-name="Emphasis"><text:span text:style-name="T4">0, -1, IPC_NOWAIT /* zmniejsz semafor nr 0 o 1 bez czekania bo to zwolnienie zasobów */</text:span></text:span></text:p>
            <text:p text:style-name="P15"><text:span text:style-name="Emphasis"><text:span text:style-name="T4">};</text:span></text:span></text:p>
            <text:list xml:id="list5848990814082214235" text:style-name="L3">
              <text:list-item>
                <text:p text:style-name="P22">Spróbować wykonać operacje blokowania i odblokowywania za pomocą nowych operacji</text:p>
              </text:list-item>
            </text:list>
            <text:p text:style-name="P9"/>
          </table:table-cell>
        </table:table-row>
        <table:table-row>
          <table:table-cell table:style-name="Tabela8.A2" office:value-type="string">
            <text:list xml:id="list37678628" text:continue-list="list37681226" text:style-name="L1">
              <text:list-header>
                <text:p text:style-name="P29">W tym wypadku trzeba dodać zmienić w funkcji semop trzeci argument na 2 </text:p>
                <text:p text:style-name="P29">Semafor będzie czekał aż wartość semafora będzie 0 i zwiększał go o 1 przez operację P a zmniejszać V</text:p>
              </text:list-header>
            </text:list>
            <text:p text:style-name="P14"/>
          </table:table-cell>
        </table:table-row>
      </table:table>
      <text:p text:style-name="Standard"/>
      <table:table table:name="Tabela9" table:style-name="Tabela9">
        <table:table-column table:style-name="Tabela9.A"/>
        <table:table-row>
          <table:table-cell table:style-name="Tabela9.A1" office:value-type="string">
            <text:list xml:id="list37673659" text:continue-numbering="true" text:style-name="L1">
              <text:list-header>
                <text:p text:style-name="P20">Napisać "programik" usuwający semafor.</text:p>
              </text:list-header>
            </text:list>
            <text:p text:style-name="P9"/>
          </table:table-cell>
        </table:table-row>
        <table:table-row>
          <table:table-cell table:style-name="Tabela9.A2" office:value-type="string">
            <text:list xml:id="list37675886" text:continue-numbering="true" text:style-name="L1">
              <text:list-header>
                <text:p text:style-name="P29">#include &lt;stdio.h&gt;</text:p>
                <text:p text:style-name="P29">#include &lt;sys/types.h&gt;</text:p>
                <text:p text:style-name="P29">#include &lt;sys/ipc.h&gt;</text:p>
                <text:p text:style-name="P29">#include &lt;sys/sem.h&gt;</text:p>
                <text:p text:style-name="P29">#include &lt;stdlib.h&gt;</text:p>
                <text:p text:style-name="P29">#include &lt;unistd.h&gt;</text:p>
                <text:p text:style-name="P29"/>
                <text:p text:style-name="P29">#define PERMS 0666</text:p>
                <text:p text:style-name="P29"/>
                <text:p text:style-name="P29"/>
                <text:p text:style-name="P29">int main()</text:p>
                <text:p text:style-name="P29">{</text:p>
                <text:p text:style-name="P29">int semid = -1; // identyfikator semafora</text:p>
                <text:p text:style-name="P29"/>
                <text:p text:style-name="P29">if <text:s/>((semid = semget(ftok("/tmp",0), 1, IPC_CREAT | PERMS)) &lt; 0)</text:p>
                <text:p text:style-name="P29"><text:s text:c="4"/>perror("blad tworzenia semafora");</text:p>
                <text:p text:style-name="P29"/>
                <text:p text:style-name="P29">if(semctl(semid, 0, IPC_RMID,0)&lt;0){</text:p>
                <text:p text:style-name="P29">perror("blad usuwania semafora");</text:p>
                <text:p text:style-name="P29">} <text:s text:c="2"/></text:p>
                <text:p text:style-name="P29"/>
                <text:p text:style-name="P29">return 0;</text:p>
                <text:p text:style-name="P29">}</text:p>
              </text:list-header>
            </text:list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list xml:id="list2484870043144931180" text:style-name="L4">
              <text:list-item>
                <text:p text:style-name="P23"><text:span text:style-name="Emphasis"><text:span text:style-name="T2">Wnioski</text:span>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7">Na laboratorium nr 6 poznałem Semafory i nauczyłem się je obsługiwać. Semafor jest to ważny mechanizm do synchronizacji procesów. Funkcja generująca prawie unikalny klucz do utworzenia semafora jest bardzo pomocna. Dodatkowo poznałem flagi takie jak IPC_NOWAIT i SEM_UNDO które pomagają pracować z semaforami. Laboratorium nie <text:soft-page-break/>sprawiło mi problemów.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1-18T17:51:22.47</dc:date>
    <meta:editing-duration>PT1H16M53S</meta:editing-duration>
    <meta:editing-cycles>9</meta:editing-cycles>
    <meta:generator>OpenOffice/4.0.1$Win32 OpenOffice.org_project/401m5$Build-9714</meta:generator>
    <meta:document-statistic meta:table-count="9" meta:image-count="0" meta:object-count="0" meta:page-count="5" meta:paragraph-count="81" meta:word-count="557" meta:character-count="3534"/>
  </office:meta>
</office:document-meta>
</file>